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dc22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dc22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dc22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dc22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dc22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dc22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dc22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dc22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dc22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dc22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dc22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dc22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dc22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dc22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dc22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dc22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dc22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Maria Valentina Torres Moy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8/3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14983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Yajaira Argelis  Jimenez De Torre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835420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37.19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9" meta:character-count="1178" meta:non-whitespace-character-count="1008"/>
    <meta:template xlink:type="simple" xlink:actuate="onRequest" xlink:title="Normal" xlink:href=""/>
  </office:meta>
</office:document-meta>
</file>